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face style:name="Arial1" svg:font-family="Arial" style:font-family-generic="swiss"/>
    <style:font-face style:name="Helvetica Neue" svg:font-family="'Helvetica Neue', Helvetica" style:font-family-generic="swiss"/>
    <style:font-face style:name="Microsoft YaHei" svg:font-family="'Microsoft YaHei'" style:font-pitch="variable"/>
    <style:font-face style:name="SimSun" svg:font-family="SimSun, 宋体"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Yu Gothic Light" svg:font-family="'Yu Gothic Light', '游ゴシック Light'"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master-page-name="Standard">
      <style:paragraph-properties fo:margin-top="0.1665in" fo:margin-bottom="0.0417in" loext:contextual-spacing="false" style:page-number="auto"/>
    </style:style>
    <style:style style:name="P2" style:family="paragraph" style:parent-style-name="Standard">
      <style:text-properties style:font-name="Calibri" fo:font-size="14pt" style:font-size-asian="14pt" style:font-name-complex="Calibri" style:font-size-complex="14pt" style:font-weight-complex="bold"/>
    </style:style>
    <style:style style:name="P3" style:family="paragraph" style:parent-style-name="Standard" style:list-style-name="WW8Num2">
      <style:text-properties style:font-name="Calibri" fo:font-size="14pt" style:font-size-asian="14pt" style:font-name-complex="Calibri" style:font-size-complex="14pt" style:font-weight-complex="bold"/>
    </style:style>
    <style:style style:name="P4" style:family="paragraph" style:parent-style-name="Standard">
      <style:text-properties style:font-name="Calibri" fo:font-size="14pt" style:font-name-asian="Calibri" style:font-size-asian="14pt" style:font-name-complex="Calibri" style:font-size-complex="14pt" style:font-weight-complex="bold"/>
    </style:style>
    <style:style style:name="P5" style:family="paragraph" style:parent-style-name="Standard">
      <style:paragraph-properties fo:text-align="start" style:justify-single-word="false"/>
      <style:text-properties style:font-name="Calibri" fo:font-size="12pt" style:font-size-asian="12pt" style:font-name-complex="Calibri" style:font-size-complex="14pt" style:font-weight-complex="bold"/>
    </style:style>
    <style:style style:name="P6" style:family="paragraph" style:parent-style-name="Standard">
      <style:paragraph-properties fo:text-align="start" style:justify-single-word="false"/>
      <style:text-properties style:font-name="Calibri" fo:font-size="12pt" style:font-size-asian="12pt" style:font-name-complex="Calibri"/>
    </style:style>
    <style:style style:name="P7" style:family="paragraph" style:parent-style-name="Standard" style:list-style-name="WW8Num2"/>
    <style:style style:name="P8" style:family="paragraph" style:parent-style-name="Standard">
      <style:paragraph-properties fo:margin-left="0.5in" fo:margin-right="0in" fo:text-indent="0in" style:auto-text-indent="false"/>
      <style:text-properties style:font-name="Calibri" fo:font-size="14pt" fo:font-style="italic" style:font-size-asian="14pt" style:font-style-asian="italic" style:font-name-complex="Calibri" style:font-size-complex="14pt" style:font-style-complex="italic" style:font-weight-complex="bold"/>
    </style:style>
    <style:style style:name="P9" style:family="paragraph" style:parent-style-name="Text_20_body">
      <style:paragraph-properties fo:text-align="start" style:justify-single-word="false"/>
      <style:text-properties style:font-name="Calibri" fo:font-size="12pt" style:font-size-asian="12pt" style:font-name-complex="Calibri"/>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Helvetica Neue" fo:font-size="12pt" fo:letter-spacing="normal" fo:font-style="normal" fo:font-weight="normal" style:font-size-asian="12pt" style:font-style-asian="normal" style:font-weight-asian="normal" style:font-name-complex="Helvetica Neue"/>
    </style:style>
    <style:style style:name="T1" style:family="text">
      <style:text-properties style:font-name="Calibri" fo:font-size="20pt" style:font-size-asian="20pt" style:font-name-complex="Calibri" style:font-size-complex="20pt"/>
    </style:style>
    <style:style style:name="T2" style:family="text">
      <style:text-properties style:font-name="Calibri" fo:font-size="14pt" style:font-size-asian="14pt" style:font-name-complex="Calibri" style:font-size-complex="14pt" style:font-weight-complex="bold"/>
    </style:style>
    <style:style style:name="T3" style:family="text">
      <style:text-properties style:font-name="Calibri" fo:font-size="14pt" fo:font-style="italic" style:font-size-asian="14pt" style:font-style-asian="italic" style:font-name-complex="Calibri" style:font-size-complex="14pt" style:font-style-complex="italic" style:font-weight-complex="bold"/>
    </style:style>
    <style:style style:name="T4" style:family="text">
      <style:text-properties style:font-size-complex="14pt" style:font-weight-complex="bold"/>
    </style:style>
    <style:style style:name="T5" style:family="text">
      <style:text-properties fo:font-style="italic" style:font-style-asian="italic" style:font-style-complex="italic"/>
    </style:style>
    <style:style style:name="T6" style:family="text">
      <style:text-properties fo:color="#c921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Intense_20_Emphasis"><text:span text:style-name="T1">Programming Assignment 1: A simple URL parser</text:span></text:span></text:h>
      <text:p text:style-name="Standard"/>
      <text:p text:style-name="P2">URL (Universal Resource Locator) is a standardized notation that is widely used to locate a resource, e.g. a file, anywhere on the Internet. This assignment is to write a simple URL parser to take apart the components of a URL given as input to your program.</text:p>
      <text:p text:style-name="P2"/>
      <text:p text:style-name="P2">Refer to this web page </text:p>
      <text:p text:style-name="Standard"><text:span text:style-name="T2">(</text:span><text:a xlink:type="simple" xlink:href="https://developer.mozilla.org/en-US/docs/Learn/Common_questions/What_is_a_URL" text:style-name="Internet_20_link" text:visited-style-name="Visited_20_Internet_20_Link"><text:span text:style-name="Internet_20_link"><text:span text:style-name="T2">https://developer.mozilla.org/en-US/docs/Learn/Common_questions/What_is_a_URL</text:span></text:span></text:a><text:span text:style-name="T2">)</text:span></text:p>
      <text:p text:style-name="P2"/>
      <text:p text:style-name="P2">to learn about components of a URL.</text:p>
      <text:p text:style-name="P2"/>
      <text:p text:style-name="P2">Use a Unix/Linux environment (e.g. your installed Linux Mint, or cs1/cs2), develop and test a C/C++ program that accepts one argument which is supposed to be a URL, analyzes the input argument and prints its components on the terminal.</text:p>
      <text:p text:style-name="P2"/>
      <text:p text:style-name="P2">The followings are requirements for a valid URL:</text:p>
      <text:p text:style-name="P2"/>
      <text:list xml:id="list3634098986" text:style-name="WW8Num2">
        <text:list-item>
          <text:p text:style-name="P3">Protocols: only accept http, https, ftp, ftps.</text:p>
        </text:list-item>
        <text:list-item>
          <text:p text:style-name="P3">Domain: must be of the form &lt;x&gt;.&lt;y&gt;.&lt;z&gt;, and z must be one of com, net, edu, biz, gov.</text:p>
        </text:list-item>
      </text:list>
      <text:p text:style-name="P8">Note: strictly speaking this component is called ‘host’.</text:p>
      <text:p text:style-name="P8"/>
      <text:list xml:id="list235951605812322" text:continue-numbering="true" text:style-name="WW8Num2">
        <text:list-item>
          <text:p text:style-name="P7"><text:span text:style-name="T2">Port: starts with the ‘:’ character and a number between 1 to 65535), e.g. :8080. </text:span><text:span text:style-name="T3">This component is optional.</text:span></text:p>
        </text:list-item>
        <text:list-item>
          <text:p text:style-name="P3">File path: must start with a ‘/’ and end with ‘.html’ or ‘.htm’. </text:p>
        </text:list-item>
        <text:list-item>
          <text:p text:style-name="P7"><text:span text:style-name="T2">Parameters: starts with the ‘?’ character, e.g. ?name=Bob. </text:span><text:span text:style-name="T3">This component is optional.</text:span></text:p>
        </text:list-item>
      </text:list>
      <text:p text:style-name="P8"/>
      <text:p text:style-name="P2">If the input does not meet the above requirements the program must print out an error message with error information, e.g. invalid port number, etc…</text:p>
      <text:p text:style-name="P2"/>
      <text:p text:style-name="P2">If the input meets the requirements, the program prints the components <text:soft-page-break/>in separate line.</text:p>
      <text:p text:style-name="P2"/>
      <text:p text:style-name="P2">For example, if the input was the string</text:p>
      <text:p text:style-name="P2"/>
      <text:p text:style-name="P2">https://cs.utdallas.edu:80/directory/faculty/people.html?name=Robert</text:p>
      <text:p text:style-name="P2"/>
      <text:p text:style-name="P2">then the output should look like the followings:</text:p>
      <text:p text:style-name="P2"/>
      <text:p text:style-name="P2">Protocol: <text:tab/>https</text:p>
      <text:p text:style-name="P2">Domain: <text:tab/>cs.utdallas.edu</text:p>
      <text:p text:style-name="P2">Port:<text:tab/><text:tab/>80</text:p>
      <text:p text:style-name="P2">File path:<text:tab/>/directory/faculty/people.html</text:p>
      <text:p text:style-name="P2">Parameters:<text:tab/>name=Robert</text:p>
      <text:p text:style-name="P2"/>
      <text:p text:style-name="P2">But if the string was</text:p>
      <text:p text:style-name="P2"/>
      <text:p text:style-name="P2">httpz://cs.utdallas.edu:80000/people.html?name=Robert</text:p>
      <text:p text:style-name="P2"/>
      <text:p text:style-name="P2">the program should print out an error message that would help the user to locate the errors, e.g.</text:p>
      <text:p text:style-name="P2"/>
      <text:p text:style-name="P2">Invalid URL with following erroneous components:</text:p>
      <text:p text:style-name="P2">Protocol: <text:s text:c="2"/><text:tab/>hpptz is not a valid protocol.</text:p>
      <text:p text:style-name="P2">Port:<text:tab/><text:tab/>port number must be between 1 and 65535</text:p>
      <text:p text:style-name="P2"/>
      <text:p text:style-name="P2">If the input was</text:p>
      <text:p text:style-name="P2">https://cs.utdallas.adu:80/people.html?name=Robert</text:p>
      <text:p text:style-name="P2"/>
      <text:p text:style-name="P2">the program should print:</text:p>
      <text:p text:style-name="P2"/>
      <text:p text:style-name="P2">Invalid URL with following erroneous components:</text:p>
      <text:p text:style-name="P2">Domain:<text:tab/>adu is an invalid domain name.</text:p>
      <text:p text:style-name="P2"/>
      <text:p text:style-name="P2">Test your program with several valid inputs and several erroneous inputs.</text:p>
      <text:p text:style-name="P4"><text:s text:c="2"/></text:p>
      <text:p text:style-name="P2">Use the script command that you have learnt to capture the process of compiling and running your program.</text:p>
      <text:p text:style-name="P5"/>
      <text:p text:style-name="P9"><text:soft-page-break/>See the attached Word document for details of the assignment.</text:p>
      <text:p text:style-name="Text_20_body"><text:span text:style-name="Emphasis">Update1: the port and parameters components are optional.</text:span></text:p>
      <text:p text:style-name="P11">Submit a zip file named PA01_&lt;YourFirstName&gt;-&lt;YourLastName&gt;.zip (e.g. PA01_Jame_Do.zip) to eLearning before the due date.</text:p>
      <text:p text:style-name="P11">The zip file must contain:</text:p>
      <text:p text:style-name="P11">1. The source code file</text:p>
      <text:p text:style-name="P11">2. An MS Word file that serves as documentation for your program. Bad documentation will yield lower grades so spend the effort to prepare the documentation such that it is clear to the reader what the program does and how to use it.</text:p>
      <text:p text:style-name="P11">3. The executable that was generated on your Unix environment (you can generate the executable on cs1 or cs2 but in that case, you must clearly indicate that fact, e.g. by naming your executable file "URLParser.cs1" and state that in your documentation).</text:p>
      <text:p text:style-name="P11">4. The output file of the 'script' command that captures your compiling and testing process.</text:p>
      <text:p text:style-name="P10"> You have 2 chances to resubmit your work after the initial submission.</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face style:name="Arial1" svg:font-family="Arial" style:font-family-generic="swiss"/>
    <style:font-face style:name="Helvetica Neue" svg:font-family="'Helvetica Neue', Helvetica" style:font-family-generic="swiss"/>
    <style:font-face style:name="Microsoft YaHei" svg:font-family="'Microsoft YaHei'" style:font-pitch="variable"/>
    <style:font-face style:name="SimSun" svg:font-family="SimSun, 宋体"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Yu Gothic Light" svg:font-family="'Yu Gothic Light', '游ゴシック Light'"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55in" style:writing-mode="page"/>
      <style:text-properties style:use-window-font-color="true"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none" style:writing-mode="lr-tb"/>
      <style:text-properties style:use-window-font-color="true" style:font-name="Batang" fo:font-family="Batang, 바탕" style:font-family-generic="roman" style:font-pitch="variable" fo:font-size="10pt" fo:language="en" fo:country="US" style:letter-kerning="true"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libri Light" fo:font-family="'Calibri Light'" style:font-family-generic="swiss" style:font-pitch="variable" fo:font-size="16pt" fo:font-weight="bold" style:letter-kerning="true" style:font-name-asian="Yu Gothic Light" style:font-family-asian="'Yu Gothic Light', '游ゴシック Light'" style:font-family-generic-asian="swiss"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Plain_20_Text" style:display-name="Plain Text" style:family="paragraph" style:parent-style-name="Standard">
      <style:paragraph-properties fo:text-align="start" style:justify-single-word="false" fo:orphans="2" fo:widows="2" style:text-autospace="ideograph-alpha"/>
      <style:text-properties style:font-name="Courier New" fo:font-family="'Courier New'" style:font-family-generic="modern" style:letter-kerning="false" style:font-name-asian="SimSun" style:font-family-asian="SimSun, 宋体" style:font-pitch-asian="variable" style:language-asian="zh" style:country-asian="CN" style:font-name-complex="Courier New" style:font-family-complex="'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fo:font-size="14pt" fo:font-style="italic" style:font-size-asian="14pt" style:font-style-asian="italic" style:font-name-complex="Calibri" style:font-family-complex="Calibri" style:font-family-generic-complex="swiss" style:font-pitch-complex="variable" style:font-size-complex="14pt" style:font-style-complex="italic" style:font-weight-complex="bold"/>
    </style:style>
    <style:style style:name="WW8Num3z0" style:family="text">
      <style:text-properties style:font-name="Calibri" fo:font-family="Calibri" style:font-family-generic="swiss" style:font-pitch="variable" fo:font-size="14pt" style:font-size-asian="14pt" style:font-name-complex="Calibri" style:font-family-complex="Calibri" style:font-family-generic-complex="swiss" style:font-pitch-complex="variable" style:font-size-complex="14pt" style:font-weight-complex="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Heading_20_1_20_Char" style:display-name="Heading 1 Char" style:family="text">
      <style:text-properties style:font-name="Calibri Light" fo:font-family="'Calibri Light'" style:font-family-generic="swiss" style:font-pitch="variable" fo:font-size="16pt" fo:font-weight="bold" style:letter-kerning="true" style:font-name-asian="Yu Gothic Light" style:font-family-asian="'Yu Gothic Light', '游ゴシック Light'" style:font-family-generic-asian="swiss" style:font-pitch-asian="variable" style:font-size-asian="16pt" style:language-asian="ko" style:country-asian="KR" style:font-weight-asian="bold" style:font-name-complex="Times New Roman" style:font-family-complex="'Times New Roman'" style:font-family-generic-complex="roman" style:font-pitch-complex="variable" style:font-size-complex="16pt" style:font-weight-complex="bold"/>
    </style:style>
    <style:style style:name="Intense_20_Emphasis" style:display-name="Intense Emphasis" style:family="text">
      <style:text-properties fo:color="#4472c4" fo:font-style="italic" style:font-style-asian="italic" style:font-style-complex="italic"/>
    </style:style>
    <style:style style:name="Intense_20_Reference" style:display-name="Intense Reference" style:family="text">
      <style:text-properties fo:font-variant="small-caps" fo:color="#4472c4" fo:letter-spacing="0.0035in"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li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rogramming Assignment 1: Unix Shell</dc:title>
    <meta:initial-creator>rtes</meta:initial-creator>
    <meta:creation-date>2007-09-24T20:17:00</meta:creation-date>
    <dc:date>2020-02-01T23:59:43.259000000</dc:date>
    <meta:editing-cycles>19</meta:editing-cycles>
    <meta:editing-duration>PT14H24M45S</meta:editing-duration>
    <meta:print-date>1995-11-21T17:41:00</meta:print-date>
    <meta:document-statistic meta:table-count="0" meta:image-count="0" meta:object-count="0" meta:page-count="3" meta:paragraph-count="46" meta:word-count="513" meta:character-count="3289" meta:non-whitespace-character-count="2814"/>
    <meta:generator>LibreOffice/6.3.2.2$Windows_X86_64 LibreOffice_project/98b30e735bda24bc04ab42594c85f7fd8be07b9c</meta:generator>
  </office:meta>
</office:document-meta>
</file>